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Arial1" fo:font-weight="bold" officeooo:rsid="001ac7da" officeooo:paragraph-rsid="00194876" style:font-weight-asian="bold" style:font-weight-complex="bold"/>
    </style:style>
    <style:style style:name="P2" style:family="paragraph" style:parent-style-name="Standard">
      <style:paragraph-properties fo:line-height="115%"/>
      <style:text-properties style:font-name="Arial1" officeooo:rsid="001d8751" officeooo:paragraph-rsid="00153ad6"/>
    </style:style>
    <style:style style:name="P3" style:family="paragraph" style:parent-style-name="Standard">
      <style:paragraph-properties fo:line-height="115%"/>
      <style:text-properties officeooo:paragraph-rsid="00153ad6"/>
    </style:style>
    <style:style style:name="P4" style:family="paragraph" style:parent-style-name="Standard">
      <style:paragraph-properties fo:line-height="115%"/>
      <style:text-properties style:font-name="Arial1" officeooo:rsid="00208381" officeooo:paragraph-rsid="00153ad6"/>
    </style:style>
    <style:style style:name="P5" style:family="paragraph" style:parent-style-name="Standard">
      <style:paragraph-properties fo:margin-top="0.494cm" fo:margin-bottom="0.494cm" style:contextual-spacing="false" fo:line-height="115%" fo:text-align="justify" style:justify-single-word="false"/>
      <style:text-properties style:font-name="Arial1" officeooo:paragraph-rsid="00153ad6"/>
    </style:style>
    <style:style style:name="P6" style:family="paragraph" style:parent-style-name="Standard">
      <style:paragraph-properties fo:margin-top="0.494cm" fo:margin-bottom="0.494cm" style:contextual-spacing="false" fo:line-height="115%" fo:text-align="justify" style:justify-single-word="false"/>
      <style:text-properties style:font-name="Arial1" fo:font-size="12pt" officeooo:paragraph-rsid="00153ad6" style:font-name-asian="Times New Roman" style:font-size-asian="12pt" style:rfc-language-tag-asian="es-ES-u-co-trad" style:language-asian="es" style:country-asian="ES" style:font-name-complex="Calibri" style:font-size-complex="12pt"/>
    </style:style>
    <style:style style:name="P7" style:family="paragraph" style:parent-style-name="Standard">
      <style:paragraph-properties fo:line-height="115%"/>
      <style:text-properties style:font-name="Arial1" fo:font-size="12pt" officeooo:rsid="00208381" officeooo:paragraph-rsid="00153ad6" style:font-name-asian="Times New Roman" style:font-size-asian="12pt" style:rfc-language-tag-asian="es-ES-u-co-trad" style:language-asian="es" style:country-asian="ES" style:font-name-complex="Calibri" style:font-size-complex="12pt"/>
    </style:style>
    <style:style style:name="P8" style:family="paragraph" style:parent-style-name="Standard">
      <style:paragraph-properties fo:line-height="115%"/>
      <style:text-properties fo:color="#666666" loext:opacity="100%" style:font-name="Arial1" fo:font-style="italic" officeooo:rsid="00222241" officeooo:paragraph-rsid="00153ad6" style:font-style-asian="italic" style:font-style-complex="italic"/>
    </style:style>
    <style:style style:name="T1" style:family="text">
      <style:text-properties style:font-name="Arial1" officeooo:rsid="001d8751"/>
    </style:style>
    <style:style style:name="T2" style:family="text">
      <style:text-properties officeooo:rsid="00161cd0"/>
    </style:style>
    <style:style style:name="T3" style:family="text">
      <style:text-properties officeooo:rsid="00208381"/>
    </style:style>
    <style:style style:name="T4" style:family="text">
      <style:text-properties fo:font-weight="bold" officeooo:rsid="00208381" style:font-weight-asian="bold" style:font-weight-complex="bold"/>
    </style:style>
    <style:style style:name="T5" style:family="text">
      <style:text-properties fo:font-style="italic" officeooo:rsid="00208381" style:font-style-asian="italic" style:font-style-complex="italic"/>
    </style:style>
    <style:style style:name="T6" style:family="text">
      <style:text-properties fo:font-size="12pt" style:font-name-asian="Times New Roman" style:font-size-asian="12pt" style:rfc-language-tag-asian="es-ES-u-co-trad" style:language-asian="es" style:country-asian="ES" style:font-name-complex="Calibri" style:font-size-complex="12pt"/>
    </style:style>
    <style:style style:name="T7" style:family="text">
      <style:text-properties fo:font-family="Calibri" style:font-family-generic="swiss" style:font-pitch="variable" fo:font-size="12pt" style:font-name-asian="Times New Roman" style:font-size-asian="12pt" style:rfc-language-tag-asian="es-ES-u-co-trad" style:language-asian="es" style:country-asian="ES" style:font-name-complex="Calibri" style:font-size-complex="12pt"/>
    </style:style>
    <style:style style:name="T8" style:family="text">
      <style:text-properties fo:font-size="12pt" fo:font-style="italic" style:font-name-asian="Times New Roman" style:font-size-asian="12pt" style:rfc-language-tag-asian="es-ES-u-co-trad" style:language-asian="es" style:country-asian="ES" style:font-style-asian="italic" style:font-name-complex="Calibri" style:font-size-complex="1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mbre: </text:p>
      <text:p text:style-name="P1"/>
      <text:section text:style-name="Sect1" text:name="Sección1" text:protected="true">
        <text:p text:style-name="P2">Realizar las siguientes tareas, de forma que para cada una de ellas quede constancia de que la tarea ha sido realizada.</text:p>
        <text:p text:style-name="P3"><text:span text:style-name="T1"/></text:p>
        <text:p text:style-name="P2"><text:span text:style-name="T2">1</text:span><text:span text:style-name="T3">. Generar un </text:span><text:span text:style-name="T4">diagrama de clases UML</text:span><text:span text:style-name="T3"> en </text:span><text:span text:style-name="T5">Visual Paradigm</text:span><text:span text:style-name="T3"> según la siguiente descripción:</text:span></text:p>
        <text:p text:style-name="P4"><text:line-break/><text:span text:style-name="T6">Se desea especificar el diagrama de clases que describa un sistema de seguridad de acceso a una sala de la que, por motivos de seguridad, no podemos revelar su contenido. El sistema consta de un sensor de temperatura y humedad, un sensor de movimiento y una cámara con un sistema de reconocimiento facial incorporado.</text:span></text:p>
        <text:p text:style-name="P5" loext:marker-style-name="T7"><text:span text:style-name="T6">El sistema cuenta con una base de datos de </text:span><text:span text:style-name="T8">Criptobros</text:span><text:span text:style-name="T6"> en la que se almacena su nombre, DNI, sus datos biométricos y si tiene acceso a la sala protegida. Cada </text:span><text:span text:style-name="T8">Bro </text:span><text:span text:style-name="T6">tiene una cartera asociada en la puede acumular todo tipo de criptomonedas.</text:span></text:p>
        <text:p text:style-name="P6" loext:marker-style-name="T7">El sensor de temperatura permite conocer la temperatura y la humedad del ambiente en un momento determinado.</text:p>
        <text:p text:style-name="P6" loext:marker-style-name="T7">En cuanto al sensor de movimiento: todo objeto o persona emite calor y energía infrarroja y el sensor capta esta energía. Al detectar un cambio de energía dispara la acción del sensor, haciendo que su estado pase de reposo (0V) a activo (5V), indicando así, que se ha detectado movimiento. Este sensor dispone de dos atributos que permiten ajustar el nivel de sensibilidad y el tiempo que está activa la señal que detecta movimiento. </text:p>
        <text:p text:style-name="P5" loext:marker-style-name="T7"><text:span text:style-name="T6">La cámara es posible manejarla diciendo si está realizando el escaneo (activa o no activa). </text:span></text:p>
        <text:p text:style-name="P5" loext:marker-style-name="T7"><text:span text:style-name="T6">Cuando el sensor de movimiento detecta una presencia, la cámara se activa y realiza el escaneo facial. Los datos obtenidos se comparan con los que se hallan en la base de datos y si se encuentran coincidencias de algún </text:span><text:span text:style-name="T8">Criptobro</text:span><text:span text:style-name="T6"> con acceso, se abre la puerta. Esto ocurre siempre y cuando la temperatura y humedad estén dentro de los límites normales.</text:span></text:p>
        <text:p text:style-name="P7">La puerta puede estar en uno de sus cuatro estados: cerrada, abriendo, abierta y cerrando. <text:bookmark text:name="_GoBack"/></text:p>
      </text:section>
      <text:p text:style-name="P8">PEGA AQUÍ UNA CAPTURA DE LA SOLUCIÓN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6T19:27:18.955847100</meta:creation-date>
    <dc:date>2025-05-19T19:11:27.704832600</dc:date>
    <meta:editing-duration>PT2H7M57S</meta:editing-duration>
    <meta:editing-cycles>5</meta:editing-cycles>
    <meta:generator>LibreOffice/25.2.3.2$Windows_X86_64 LibreOffice_project/bbb074479178df812d175f709636b368952c2ce3</meta:generator>
    <meta:document-statistic meta:table-count="0" meta:image-count="0" meta:object-count="0" meta:page-count="1" meta:paragraph-count="11" meta:word-count="322" meta:character-count="1881" meta:non-whitespace-character-count="1565"/>
  </office:meta>
</office:document-meta>
</file>